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6000000F63E28DEBE.png"/>
  <manifest:file-entry manifest:media-type="image/png" manifest:full-path="Pictures/100000000000022E000002D09480E911.png"/>
  <manifest:file-entry manifest:media-type="image/png" manifest:full-path="Pictures/1000000000000272000001C455B3AA1F.png"/>
  <manifest:file-entry manifest:media-type="image/png" manifest:full-path="Pictures/10000000000004D20000034A00431124.png"/>
  <manifest:file-entry manifest:media-type="image/png" manifest:full-path="Pictures/10000000000002CD0000026B406D2118.png"/>
  <manifest:file-entry manifest:media-type="image/png" manifest:full-path="Pictures/10000000000003EA000000A4705EE3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808080" draw:opacity="25%" draw:textarea-horizontal-align="center" draw:textarea-vertical-align="middle" draw:shadow-opacity="25%"/>
    </style:style>
    <style:style style:name="gr4" style:family="graphic" style:parent-style-name="standard">
      <style:graphic-properties draw:stroke="none" draw:fill="solid" draw:fill-color="#008000" draw:opacity="25%" draw:textarea-horizontal-align="center" draw:textarea-vertical-align="middle" draw:shadow-opacity="25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0080" draw:opacity="25%" draw:textarea-horizontal-align="center" draw:textarea-vertical-align="middle" draw:shadow-opacity="25%"/>
    </style:style>
    <style:style style:name="gr7" style:family="graphic" style:parent-style-name="standard">
      <style:graphic-properties draw:stroke="none" draw:fill="solid" draw:fill-color="#800000" draw:opacity="25%" draw:textarea-horizontal-align="center" draw:textarea-vertical-align="middle" draw:shadow-opacity="25%"/>
    </style:style>
    <style:style style:name="gr8" style:family="graphic" style:parent-style-name="standard">
      <style:graphic-properties svg:stroke-color="#008000" draw:textarea-horizontal-align="center" draw:textarea-vertical-align="middle"/>
    </style:style>
    <style:style style:name="gr9" style:family="graphic" style:parent-style-name="standard">
      <style:graphic-properties svg:stroke-color="#000080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808000" draw:opacity="25%" draw:textarea-horizontal-align="center" draw:textarea-vertical-align="middle" draw:shadow-opacity="25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7cm" svg:height="12.5cm" svg:x="23.859cm" svg:y="1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frame draw:style-name="gr2" draw:text-style-name="P1" draw:id="id8" draw:layer="layout" svg:width="18.321cm" svg:height="12.5cm" svg:x="23.859cm" svg:y="1cm">
          <draw:image xlink:href="Pictures/10000000000004D20000034A00431124.png" xlink:type="simple" xlink:show="embed" xlink:actuate="onLoad">
            <text:p/>
          </draw:image>
        </draw:frame>
        <draw:frame draw:style-name="gr2" draw:text-style-name="P1" draw:layer="layout" svg:width="19.589cm" svg:height="3.205cm" svg:x="1cm" svg:y="5.835cm">
          <draw:image xlink:href="Pictures/10000000000003EA000000A4705EE3E3.png" xlink:type="simple" xlink:show="embed" xlink:actuate="onLoad">
            <text:p/>
          </draw:image>
        </draw:frame>
        <draw:rect draw:style-name="gr3" draw:text-style-name="P1" draw:id="id9" draw:layer="layout" svg:width="2.407cm" svg:height="0.688cm" svg:x="17.86cm" svg:y="7.2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3" draw:text-style-name="P1" draw:id="id7" draw:layer="layout" svg:width="1.111cm" svg:height="0.688cm" svg:x="19.156cm" svg:y="5.98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4" draw:text-style-name="P1" draw:id="id2" draw:layer="layout" svg:width="10cm" svg:height="0.688cm" svg:x="1.1cm" svg:y="6.059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4" draw:text-style-name="P1" draw:id="id4" draw:layer="layout" svg:width="10cm" svg:height="0.397cm" svg:x="1.1cm" svg:y="6.853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4" draw:text-style-name="P1" draw:id="id1" draw:layer="layout" svg:width="13.711cm" svg:height="0.503cm" svg:x="27.175cm" svg:y="3.281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4" draw:text-style-name="P1" draw:id="id3" draw:layer="layout" svg:width="13.711cm" svg:height="1.853cm" svg:x="27.175cm" svg:y="3.968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connector draw:style-name="gr5" draw:text-style-name="P1" draw:layer="layout" draw:type="line" svg:x1="27.175cm" svg:y1="3.532cm" svg:x2="11.1cm" svg:y2="6.403cm" draw:start-shape="id1" draw:start-glue-point="3" draw:end-shape="id2" draw:end-glue-point="1" svg:d="m27175 3532-16075 2871">
          <text:p/>
        </draw:connector>
        <draw:connector draw:style-name="gr5" draw:text-style-name="P1" draw:layer="layout" draw:type="line" svg:x1="27.175cm" svg:y1="4.894cm" svg:x2="11.1cm" svg:y2="7.051cm" draw:start-shape="id3" draw:start-glue-point="3" draw:end-shape="id4" draw:end-glue-point="1" svg:d="m27175 4894-16075 2157">
          <text:p/>
        </draw:connector>
        <draw:rect draw:style-name="gr4" draw:text-style-name="P1" draw:id="id5" draw:layer="layout" svg:width="10cm" svg:height="0.397cm" svg:x="1.1cm" svg:y="7.356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4" draw:text-style-name="P1" draw:id="id6" draw:layer="layout" svg:width="13.711cm" svg:height="5.715cm" svg:x="27.175cm" svg:y="6.3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connector draw:style-name="gr5" draw:text-style-name="P1" draw:layer="layout" draw:type="line" svg:x1="11.1cm" svg:y1="7.554cm" svg:x2="27.175cm" svg:y2="9.207cm" draw:start-shape="id5" draw:start-glue-point="1" draw:end-shape="id6" svg:d="m11100 7554 16075 1653">
          <text:p/>
        </draw:connector>
        <draw:rect draw:style-name="gr6" draw:text-style-name="P1" draw:layer="layout" svg:width="19.134cm" svg:height="0.397cm" svg:x="1.133cm" svg:y="8.574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6" draw:text-style-name="P1" draw:id="id17" draw:layer="layout" svg:width="5.772cm" svg:height="0.397cm" svg:x="1.133cm" svg:y="8.57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6" draw:text-style-name="P1" draw:id="id10" draw:layer="layout" svg:width="4.048cm" svg:height="0.397cm" svg:x="16.219cm" svg:y="8.57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7" draw:text-style-name="P1" draw:id="id14" draw:layer="layout" svg:width="2.778cm" svg:height="0.397cm" svg:x="7.038cm" svg:y="8.57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6" draw:text-style-name="P1" draw:id="id12" draw:layer="layout" svg:width="0.979cm" svg:height="0.397cm" svg:x="9.974cm" svg:y="8.57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frame draw:style-name="gr2" draw:text-style-name="P1" draw:layer="layout" svg:width="14.551cm" svg:height="6.508cm" svg:x="13.122cm" svg:y="14.111cm">
          <draw:image xlink:href="Pictures/1000000000000226000000F63E28DEBE.png" xlink:type="simple" xlink:show="embed" xlink:actuate="onLoad">
            <text:p/>
          </draw:image>
        </draw:frame>
        <draw:rect draw:style-name="gr3" draw:text-style-name="P1" draw:id="id11" draw:layer="layout" svg:width="4.866cm" svg:height="0.688cm" svg:x="15.458cm" svg:y="14.375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3" draw:text-style-name="P1" draw:layer="layout" svg:width="4.019cm" svg:height="0.423cm" svg:x="18.421cm" svg:y="15.38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6" draw:text-style-name="P1" draw:id="id13" draw:layer="layout" svg:width="8.863cm" svg:height="4.6cm" svg:x="18.525cm" svg:y="15.807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7" draw:text-style-name="P1" draw:id="id15" draw:layer="layout" svg:width="3.809cm" svg:height="0.472cm" svg:x="14.61cm" svg:y="15.807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frame draw:style-name="gr2" draw:text-style-name="P1" draw:layer="layout" svg:width="10.668cm" svg:height="13.765cm" svg:x="1cm" svg:y="10.076cm">
          <draw:image xlink:href="Pictures/100000000000022E000002D09480E911.png" xlink:type="simple" xlink:show="embed" xlink:actuate="onLoad">
            <text:p/>
          </draw:image>
        </draw:frame>
        <draw:connector draw:style-name="gr8" draw:text-style-name="P1" draw:layer="layout" draw:type="line" svg:x1="20.246cm" svg:y1="5.98cm" svg:x2="23.859cm" svg:y2="7.25cm" draw:start-shape="id7" draw:start-glue-point="6" draw:end-shape="id8" draw:end-glue-point="3" svg:d="m20246 5980 3613 1270">
          <text:p/>
        </draw:connector>
        <draw:connector draw:style-name="gr8" draw:text-style-name="P1" draw:layer="layout" draw:type="line" svg:x1="20.267cm" svg:y1="7.594cm" svg:x2="23.859cm" svg:y2="7.25cm" draw:start-shape="id9" draw:start-glue-point="1" draw:end-shape="id8" draw:end-glue-point="3" svg:d="m20267 7594 3592-344">
          <text:p/>
        </draw:connector>
        <draw:connector draw:style-name="gr9" draw:text-style-name="P1" draw:layer="layout" draw:type="line" svg:x1="18.243cm" svg:y1="8.972cm" svg:x2="20.303cm" svg:y2="14.375cm" draw:start-shape="id10" draw:start-glue-point="2" draw:end-shape="id11" draw:end-glue-point="6" svg:d="m18243 8972 2060 5403">
          <text:p/>
        </draw:connector>
        <draw:connector draw:style-name="gr5" draw:text-style-name="P1" draw:layer="layout" draw:type="line" svg:x1="10.463cm" svg:y1="8.972cm" svg:x2="18.525cm" svg:y2="18.107cm" draw:start-shape="id12" draw:start-glue-point="2" draw:end-shape="id13" svg:d="m10463 8972 8062 9135">
          <text:p/>
        </draw:connector>
        <draw:connector draw:style-name="gr5" draw:text-style-name="P1" draw:layer="layout" draw:type="line" svg:x1="8.427cm" svg:y1="8.972cm" svg:x2="14.61cm" svg:y2="16.043cm" draw:start-shape="id14" draw:start-glue-point="2" draw:end-shape="id15" draw:end-glue-point="3" svg:d="m8427 8972 6183 7071">
          <text:p/>
        </draw:connector>
        <draw:rect draw:style-name="gr6" draw:text-style-name="P1" draw:id="id16" draw:layer="layout" svg:width="5.772cm" svg:height="0.397cm" svg:x="3.25cm" svg:y="14.926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connector draw:style-name="gr5" draw:text-style-name="P1" draw:layer="layout" draw:type="line" svg:x1="6.136cm" svg:y1="14.926cm" svg:x2="4.019cm" svg:y2="8.972cm" draw:start-shape="id16" draw:start-glue-point="0" draw:end-shape="id17" draw:end-glue-point="2" svg:d="m6136 14926-2117-5954">
          <text:p/>
        </draw:connector>
        <draw:rect draw:style-name="gr6" draw:text-style-name="P1" draw:id="id20" draw:layer="layout" svg:width="5.772cm" svg:height="0.397cm" svg:x="3.277cm" svg:y="22.388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frame draw:style-name="gr2" draw:text-style-name="P1" draw:layer="layout" svg:width="13.533cm" svg:height="11.683cm" svg:x="13.172cm" svg:y="21.965cm">
          <draw:image xlink:href="Pictures/10000000000002CD0000026B406D2118.png" xlink:type="simple" xlink:show="embed" xlink:actuate="onLoad">
            <text:p/>
          </draw:image>
        </draw:frame>
        <draw:rect draw:style-name="gr10" draw:text-style-name="P1" draw:id="id18" draw:layer="layout" svg:width="5.772cm" svg:height="0.397cm" svg:x="3.25cm" svg:y="21.251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rect draw:style-name="gr10" draw:text-style-name="P1" draw:id="id19" draw:layer="layout" svg:width="3.206cm" svg:height="0.286cm" svg:x="16.488cm" svg:y="26.852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connector draw:style-name="gr5" draw:text-style-name="P1" draw:layer="layout" draw:type="line" svg:x1="8.976cm" svg:y1="21.612cm" svg:x2="16.488cm" svg:y2="27.102cm" draw:start-shape="id18" draw:start-glue-point="7" draw:end-shape="id19" draw:end-glue-point="5" svg:d="m8976 21612 7512 5490">
          <text:p/>
        </draw:connector>
        <draw:connector draw:style-name="gr5" draw:text-style-name="P1" draw:layer="layout" draw:type="line" svg:x1="6.163cm" svg:y1="22.388cm" svg:x2="4.019cm" svg:y2="8.972cm" draw:start-shape="id20" draw:start-glue-point="0" draw:end-shape="id17" draw:end-glue-point="2" svg:d="m6163 22388-2144-13416">
          <text:p/>
        </draw:connector>
        <draw:frame draw:style-name="gr2" draw:text-style-name="P1" draw:layer="layout" svg:width="16.562cm" svg:height="11.958cm" svg:x="28.267cm" svg:y="14.982cm">
          <draw:image xlink:href="Pictures/1000000000000272000001C455B3AA1F.png" xlink:type="simple" xlink:show="embed" xlink:actuate="onLoad">
            <text:p/>
          </draw:image>
        </draw:frame>
        <draw:rect draw:style-name="gr7" draw:text-style-name="P1" draw:id="id21" draw:layer="layout" svg:width="4.49cm" svg:height="0.472cm" svg:x="35.069cm" svg:y="16.954cm">
          <draw:glue-point draw:id="4" svg:x="0.007cm" svg:y="0.007cm" draw:align="top-left"/>
          <draw:glue-point draw:id="5" svg:x="-0.001cm" svg:y="-0.036cm" draw:align="bottom-left"/>
          <draw:glue-point draw:id="6" svg:x="-0.021cm" svg:y="0cm" draw:align="top-right"/>
          <draw:glue-point draw:id="7" svg:x="-0.046cm" svg:y="-0.036cm" draw:align="bottom-right"/>
          <text:p/>
        </draw:rect>
        <draw:connector draw:style-name="gr5" draw:text-style-name="P1" draw:layer="layout" draw:type="line" svg:x1="18.373cm" svg:y1="16.243cm" svg:x2="35.076cm" svg:y2="16.961cm" draw:start-shape="id15" draw:start-glue-point="7" draw:end-shape="id21" draw:end-glue-point="4" svg:d="m18373 16243 16703 718">
          <text:p/>
        </draw:connector>
        <draw:frame draw:style-name="gr11" draw:layer="layout" svg:width="6.069cm" svg:height="0.962cm" svg:x="13.186cm" svg:y="21.263cm">
          <draw:text-box>
            <text:p>atlassian-plugin.x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4-19T08:52:37</meta:creation-date>
    <dc:date>2012-04-19T15:03:29</dc:date>
    <dc:creator>Peter Edworthy</dc:creator>
    <meta:editing-duration>PT05H38M10S</meta:editing-duration>
    <meta:editing-cycles>3</meta:editing-cycles>
    <meta:generator>OpenOffice.org/3.1$Unix OpenOffice.org_project/310m19$Build-9420</meta:generator>
    <meta:document-statistic meta:object-count="42"/>
  </office:meta>
</office:document-meta>
</file>